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B5359657F27B928.png" manifest:media-type="image/png"/>
  <manifest:file-entry manifest:full-path="Pictures/100002010000055600000300DE475176A6F9B5B7.png" manifest:media-type="image/png"/>
  <manifest:file-entry manifest:full-path="Pictures/100002010000055600000300F8919CD96761C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5cm, -1.974cm, -4.066cm, 0.9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879cm, 17.958cm, 11.255cm, 9.0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07cm, 3.671cm, 0.004cm, 5.6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-0.31cm" svg:y="10.963cm" svg:width="8.601cm" svg:height="2.171cm" draw:z-index="1"><draw:image xlink:href="Pictures/100002010000055600000300F8919CD96761C3A6.png" xlink:type="simple" xlink:show="embed" xlink:actuate="onLoad" loext:mime-type="image/png"/></draw:frame></text:p>
      <text:p text:style-name="Standard"/>
      <text:p text:style-name="Standard"><draw:frame draw:style-name="fr3" draw:name="Image1" text:anchor-type="char" svg:x="-0.363cm" svg:y="-1.072cm" svg:width="16.501cm" svg:height="10.627cm" draw:z-index="0"><draw:image xlink:href="Pictures/100002010000055600000300DE475176A6F9B5B7.png" xlink:type="simple" xlink:show="embed" xlink:actuate="onLoad" loext:mime-type="image/png"/></draw:frame><draw:frame draw:style-name="fr1" draw:name="Image3" text:anchor-type="char" svg:x="-0.39cm" svg:y="2.718cm" svg:width="17.489cm" svg:height="10.927cm" draw:z-index="2"><draw:image xlink:href="Pictures/100002010000055600000300CB5359657F27B9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7T10:53:57.356328319</meta:creation-date>
    <dc:date>2024-11-17T16:50:44.112966493</dc:date>
    <meta:editing-duration>PT5H16M5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